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. C. Hill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3, 1891</text:p>
      <text:p text:style-name="P5">Month<text:tab/><text:tab/><text:tab/><text:tab/><text:tab/><text:tab/>January</text:p>
      <text:p text:style-name="P5">Year<text:tab/><text:tab/><text:tab/><text:tab/><text:tab/><text:tab/>1891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2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[Page 1]</text:p>
      <text:p text:style-name="P3">Grace Rectory/</text:p>
      <text:p text:style-name="P3">Mt Airy Phila./</text:p>
      <text:p text:style-name="P3">Jan 13. 1891./</text:p>
      <text:p text:style-name="P2">My Dear Dr./</text:p>
      <text:p text:style-name="P2"><text:tab/>The Clerical Brotherhood/ of Philadelphia meets on/ Monday a[sic!] 11.00 A M. in/ the Guild Room of the/ Church of the Epiphany/ 15<text:span text:style-name="T2">th</text:span><text:span text:style-name="T3"> &amp; Chestnut Sts/ If you reach there at 11.15/ we shall be through the/ preliminaries of opening/ and be ready for the/ addresses./</text:span></text:p>
      <text:p text:style-name="P2"><text:span text:style-name="T3"><text:tab/>I trust nothing will/</text:span></text:p>
      <text:p text:style-name="P2"><text:span text:style-name="T3"/></text:p>
      <text:p text:style-name="P2"><text:span text:style-name="T3">[Page 2]</text:span></text:p>
      <text:p text:style-name="P2"><text:span text:style-name="T3">prevent your being present/ and I also hope that the/ condition of your brethren/ may be mitigated/ Sincerely yours,/ S. C. Hill./ </text:span></text:p>
      <text:p text:style-name="P2"><text:span text:style-name="T3">Rev Dr Morais/ 546 N. 5. St/ Phil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1-17T15:27:58.23</meta:creation-date>
    <meta:document-statistic meta:table-count="0" meta:image-count="0" meta:object-count="0" meta:page-count="2" meta:paragraph-count="70" meta:word-count="260" meta:character-count="1785"/>
    <dc:date>2011-11-17T15:32:09.05</dc:date>
    <dc:creator>Penn Libraries</dc:creator>
    <meta:editing-duration>PT00H04M10S</meta:editing-duration>
    <meta:editing-cycles>1</meta:editing-cycles>
    <meta:generator>OpenOffice.org/3.2$Win32 OpenOffice.org_project/320m12$Build-9483</meta:generator>
  </office:meta>
</office:document-meta>
</file>